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2a525" officeooo:paragraph-rsid="0012a525" style:font-weight-asian="bold" style:font-weight-complex="bold"/>
    </style:style>
    <style:style style:name="P2" style:family="paragraph" style:parent-style-name="Standard">
      <style:text-properties fo:font-weight="bold" officeooo:rsid="0015074d" officeooo:paragraph-rsid="0015074d" style:font-weight-asian="bold" style:font-weight-complex="bold"/>
    </style:style>
    <style:style style:name="P3" style:family="paragraph" style:parent-style-name="Standard">
      <style:text-properties fo:font-weight="normal" officeooo:rsid="0012a525" officeooo:paragraph-rsid="0012a525" style:font-weight-asian="normal" style:font-weight-complex="normal"/>
    </style:style>
    <style:style style:name="P4" style:family="paragraph" style:parent-style-name="Standard">
      <style:text-properties fo:font-weight="normal" officeooo:rsid="0015074d" officeooo:paragraph-rsid="0015074d" style:font-weight-asian="normal" style:font-weight-complex="normal"/>
    </style:style>
    <style:style style:name="P5" style:family="paragraph" style:parent-style-name="Standard">
      <style:text-properties fo:font-weight="normal" officeooo:rsid="0015e0e3" officeooo:paragraph-rsid="0015e0e3" style:font-weight-asian="normal" style:font-weight-complex="normal"/>
    </style:style>
    <style:style style:name="T1" style:family="text">
      <style:text-properties officeooo:rsid="0015e0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ion joueur :</text:p>
      <text:p text:style-name="P3">Rémy veut faire des volcans</text:p>
      <text:p text:style-name="P3">Maureen veut avoir des animaux de compagnie</text:p>
      <text:p text:style-name="P3"/>
      <text:p text:style-name="P2">Scenar 1 (01/01/19):</text:p>
      <text:p text:style-name="P4">Ils aiment beaucoup les animaux quand mêm<text:span text:style-name="T1">e</text:span></text:p>
      <text:p text:style-name="P5">Vous avez confronté Garok avec un pacifisme maladroit et malchanceux (Wizard qui rate le plaquage sur Garok, Aurore qui jette un couteau qui passe à côté) qui a fuit sur le rempart de la porte Plume avec ses 15 autres révolutionnaires et qui a laissé les 5 gardes ligottés au milieu</text:p>
      <text:p text:style-name="P5">puis vous avez mis au courant Ondine, postée à la porte de l'encrier et suivi les traces des troupes révolutionnaires</text:p>
      <text:p text:style-name="P5">pr se retrouver au milieu des remparts face à la mélée globale entre les troupes venues des autres portes (une 100aine de révolutionnaires, moins de gardes)</text:p>
      <text:p text:style-name="P5"/>
      <text:p text:style-name="P5">Wizard a prévenu Garok qui a su parfaitement (critique) convaincre Kuvira</text:p>
      <text:p text:style-name="P5">ils ont emmené ça au conseil</text:p>
      <text:p text:style-name="P5">mesures acceptées : +3 places à l'académie /promo pr les Humbles</text:p>
      <text:p text:style-name="P5">réglementation sur l'usage du Dessin dans les arènes</text:p>
      <text:p text:style-name="P5">et meilleure information pr les Humbles sur la démocratie</text:p>
      <text:p text:style-name="P5">avec honneurs des Pjs présents et proposition par Fred Vil'Batra d'être les premiers Aventuriers au nom de la cité, pr étendre les connaissances et rencontrer les autres peuples, mesure qui sera votée au conseil du lendemain</text:p>
      <text:p text:style-name="P5">il leur donne 5 bora et la carte</text:p>
      <text:p text:style-name="P5">STOP après le conseil, avec Fred qui les a conseillé de se renseigner vers la taverne et la bib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7M44S</meta:editing-duration>
    <meta:editing-cycles>5</meta:editing-cycles>
    <meta:generator>LibreOffice/5.0.6.3$Windows_x86 LibreOffice_project/490fc03b25318460cfc54456516ea2519c11d1aa</meta:generator>
    <dc:date>2019-01-01T23:29:05.857000000</dc:date>
    <meta:document-statistic meta:table-count="0" meta:image-count="0" meta:object-count="0" meta:page-count="1" meta:paragraph-count="16" meta:word-count="230" meta:character-count="1334" meta:non-whitespace-character-count="1120"/>
    <meta:user-defined meta:name="Info 1"/>
    <meta:user-defined meta:name="Info 2"/>
    <meta:user-defined meta:name="Info 3"/>
    <meta:user-defined meta:name="Info 4"/>
  </office:meta>
</office:document-meta>
</file>